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Yu Mincho" svg:font-family="'Yu Minch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6cm" fo:min-width="0.81cm" fo:padding-top="0.142cm" fo:padding-bottom="0.142cm" fo:padding-left="0.267cm" fo:padding-right="0.267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3.55cm" fo:min-width="0cm"/>
    </style:style>
    <style:style style:name="gr3" style:family="graphic" style:parent-style-name="objectwithoutfill">
      <style:graphic-properties draw:stroke="dash" draw:stroke-dash="Double_20_Dash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svg:stroke-width="0.028cm" svg:stroke-color="#000000" draw:marker-start="" draw:marker-start-width="0.242cm" draw:marker-end="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000000" draw:marker-start="Arrow" draw:marker-start-width="0.242cm" draw:marker-end="Arrow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362cm"/>
      <style:paragraph-properties style:writing-mode="lr-tb"/>
    </style:style>
    <style:style style:name="gr7" style:family="graphic" style:parent-style-name="standard">
      <style:graphic-properties draw:stroke="none" draw:fill="none" fo:min-height="0.70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33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Yu Mincho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style:font-name="Yu Mincho" fo:font-size="60pt" style:font-size-asian="60pt" style:font-size-complex="60pt"/>
    </style:style>
    <style:style style:name="T1" style:family="text">
      <style:text-properties style:font-name="Yu Mincho"/>
    </style:style>
    <style:style style:name="T2" style:family="text">
      <style:text-properties style:font-name="Yu Mincho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cm" svg:height="1.9cm" draw:transform="rotate (-1.5707963267949) translate (7.497cm 4.6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3.8cm" draw:transform="rotate (-1.5707963267949) translate (11.298cm 5.4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1cm" svg:height="3.8cm" draw:transform="rotate (-1.5707963267949) translate (5.6cm 5.5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6.601cm" svg:y1="4.601cm" svg:x2="6.601cm" svg:y2="1.801cm">
          <text:p/>
        </draw:line>
        <draw:line draw:style-name="gr4" draw:text-style-name="P3" draw:layer="layout" svg:x1="11.301cm" svg:y1="5.301cm" svg:x2="11.3cm" svg:y2="1.6cm">
          <text:p/>
        </draw:line>
        <draw:line draw:style-name="gr4" draw:text-style-name="P3" draw:layer="layout" svg:x1="1.801cm" svg:y1="5.301cm" svg:x2="1.8cm" svg:y2="1.6cm">
          <text:p/>
        </draw:line>
        <draw:line draw:style-name="gr5" draw:text-style-name="P3" draw:layer="layout" svg:x1="11.301cm" svg:y1="1.801cm" svg:x2="6.601cm" svg:y2="1.801cm">
          <text:p/>
        </draw:line>
        <draw:line draw:style-name="gr5" draw:text-style-name="P3" draw:layer="layout" svg:x1="6.601cm" svg:y1="1.801cm" svg:x2="1.801cm" svg:y2="1.801cm">
          <text:p/>
        </draw:line>
        <draw:frame draw:style-name="gr6" draw:text-style-name="P4" draw:layer="layout" svg:width="0.862cm" svg:height="0.95cm" svg:x="3.738cm" svg:y="1.05cm">
          <draw:text-box>
            <text:p><text:span text:style-name="T1">h</text:span></text:p>
          </draw:text-box>
        </draw:frame>
        <draw:frame draw:style-name="gr7" draw:text-style-name="P5" draw:layer="layout" svg:width="0.862cm" svg:height="0.951cm" svg:x="8.7cm" svg:y="1.049cm">
          <draw:text-box>
            <text:p><text:span text:style-name="T1">h</text:span></text:p>
          </draw:text-box>
        </draw:frame>
        <draw:frame draw:style-name="gr8" draw:text-style-name="P6" draw:layer="layout" svg:width="2.1cm" svg:height="2.584cm" svg:x="5.6cm" svg:y="4.216cm">
          <draw:text-box>
            <text:p><text:span text:style-name="T2">~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Yu Mincho" svg:font-family="'Yu Minch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4:17:43.502410487</meta:creation-date>
    <dc:date>2021-03-19T11:03:46.189689356</dc:date>
    <meta:editing-duration>PT1H1M34S</meta:editing-duration>
    <meta:editing-cycles>13</meta:editing-cycles>
    <meta:generator>LibreOffice/6.4.6.2$Linux_X86_64 LibreOffice_project/40$Build-2</meta:generator>
    <meta:document-statistic meta:object-count="11"/>
  </office:meta>
</office:document-meta>
</file>